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Hosanna, hosanna,</text:span><text:span text:style-name="T1"><text:line-break/></text:span><text:span text:style-name="T1">hosanna</text:span><text:span text:style-name="T1"><text:line-break/></text:span><text:span text:style-name="T1">na niebiosach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Sławić chcemy</text:span><text:span text:style-name="T1"><text:line-break/></text:span><text:span text:style-name="T1">Cię wciąż</text:span><text:span text:style-name="T1"><text:line-break/></text:span><text:span text:style-name="T1">z radością i czcią,</text:span><text:span text:style-name="T1"><text:line-break/></text:span><text:span text:style-name="T1">Wywyższony bądź</text:span><text:span text:style-name="T1"><text:line-break/></text:span><text:span text:style-name="T1">Boże nasz,</text:span><text:span text:style-name="T1"><text:line-break/></text:span><text:span text:style-name="T1">– hosanna</text:span><text:span text:style-name="T1"><text:line-break/></text:span><text:span text:style-name="T1">niechaj ciągle brzmi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Chwała, chwała,</text:span><text:span text:style-name="T1"><text:line-break/></text:span><text:span text:style-name="T1">Królowi królów</text:span><text:span text:style-name="T1"><text:line-break/></text:span><text:span text:style-name="T1">chwała, cze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Sławić chcemy</text:span><text:span text:style-name="T1"><text:line-break/></text:span><text:span text:style-name="T1">Cię wciąż</text:span><text:span text:style-name="T1"><text:line-break/></text:span><text:span text:style-name="T1">z radością i czcią,</text:span><text:span text:style-name="T1"><text:line-break/></text:span><text:span text:style-name="T1">Wywyższony bądź</text:span><text:span text:style-name="T1"><text:line-break/></text:span><text:span text:style-name="T1">Boże nasz,</text:span><text:span text:style-name="T1"><text:line-break/></text:span><text:span text:style-name="T1">– Królowi królów</text:span><text:span text:style-name="T1"><text:line-break/></text:span><text:span text:style-name="T1">chwała,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Jezus, Jezus,</text:span><text:span text:style-name="T1"><text:line-break/></text:span><text:span text:style-name="T1">Jezus Królem Królów</text:span><text:span text:style-name="T1"><text:line-break/></text:span><text:span text:style-name="T1">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ławić chcemy</text:span><text:span text:style-name="T1"><text:line-break/></text:span><text:span text:style-name="T1">Cię wciąż</text:span><text:span text:style-name="T1"><text:line-break/></text:span><text:span text:style-name="T1">z radością i czcią,</text:span><text:span text:style-name="T1"><text:line-break/></text:span><text:span text:style-name="T1">Wywyższony bądź</text:span><text:span text:style-name="T1"><text:line-break/></text:span><text:span text:style-name="T1">Boże nasz,</text:span><text:span text:style-name="T1"><text:line-break/></text:span><text:span text:style-name="T1">– Jezus Królem królów</text:span><text:span text:style-name="T1"><text:line-break/></text:span><text:span text:style-name="T1">jes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06:58</meta:creation-date>
    <dc:date>2014-05-27T09:28:28.289000000</dc:date>
    <dc:language>pl-PL</dc:language>
    <meta:editing-cycles>12</meta:editing-cycles>
    <meta:editing-duration>PT15M19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